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890113B1.png"/>
  <manifest:file-entry manifest:media-type="image/png" manifest:full-path="Pictures/1000000000000556000002D83FA308C2.png"/>
  <manifest:file-entry manifest:media-type="image/png" manifest:full-path="Pictures/1000000000000556000002D86A69E2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6902in" draw:z-index="0"><draw:image xlink:href="Pictures/1000000000000556000002D86A69E2A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x="0.0252in" svg:y="0.0083in" svg:width="6.9252in" svg:height="3.6902in" draw:z-index="1"><draw:image xlink:href="Pictures/1000000000000556000002D86A69E2A8.png" xlink:type="simple" xlink:show="embed" xlink:actuate="onLoad"/></draw:frame></text:p>
      <text:p text:style-name="Standard"><draw:frame draw:style-name="fr3" draw:name="graphics3" text:anchor-type="paragraph" svg:width="6.9252in" svg:height="3.6902in" draw:z-index="2"><draw:image xlink:href="Pictures/1000000000000556000002D86A69E2A8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4" text:anchor-type="paragraph" svg:width="6.9252in" svg:height="3.6902in" draw:z-index="3"><draw:image xlink:href="Pictures/1000000000000556000002D8890113B1.png" xlink:type="simple" xlink:show="embed" xlink:actuate="onLoad"/></draw:frame></text:p>
      <text:p text:style-name="Standard"/>
      <text:p text:style-name="Standard"><draw:frame draw:style-name="fr3" draw:name="graphics5" text:anchor-type="paragraph" svg:width="6.9252in" svg:height="3.6902in" draw:z-index="4"><draw:image xlink:href="Pictures/1000000000000556000002D83FA308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ha saroha</meta:initial-creator>
    <meta:creation-date>2019-10-22T09:57:24.50</meta:creation-date>
    <meta:document-statistic meta:table-count="0" meta:image-count="5" meta:object-count="0" meta:page-count="3" meta:paragraph-count="0" meta:word-count="0" meta:character-count="0"/>
    <dc:date>2019-10-22T10:01:17.69</dc:date>
    <dc:creator>neha saroha</dc:creator>
    <meta:editing-duration>PT4M17S</meta:editing-duration>
    <meta:editing-cycles>1</meta:editing-cycles>
    <meta:generator>OpenOffice/4.1.6$Win32 OpenOffice.org_project/416m1$Build-9790</meta:generator>
  </office:meta>
</office:document-meta>
</file>